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252in" fo:margin-bottom="0.1252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6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9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1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5">
      <style:paragraph-properties fo:margin-left="0.5in" fo:margin-right="0in" fo:margin-top="0.1252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1" style:family="paragraph" style:parent-style-name="Standard" style:list-style-name="WWNum6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4" style:family="paragraph" style:parent-style-name="Standard" style:list-style-name="WWNum10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6" style:family="paragraph" style:parent-style-name="Standard" style:list-style-name="WWNum9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in" fo:margin-bottom="0.1252in" loext:contextual-spacing="false" fo:line-height="100%" fo:text-indent="-0.25in" style:auto-text-indent="false"/>
    </style:style>
    <style:style style:name="P31" style:family="paragraph" style:parent-style-name="Heading_20_1" style:master-page-name="Standard">
      <style:paragraph-properties fo:margin-top="0.3335in" fo:margin-bottom="0.0835in" loext:contextual-spacing="false" fo:line-height="100%" fo:text-align="start" style:justify-single-word="false" style:page-number="1" fo:keep-with-next="auto"/>
    </style:style>
    <style:style style:name="P32" style:family="paragraph" style:parent-style-name="Heading_20_2">
      <style:paragraph-properties fo:margin-top="0.25in" fo:margin-bottom="0.0555in" loext:contextual-spacing="false" fo:line-height="100%" fo:keep-with-next="auto"/>
    </style:style>
    <style:style style:name="P33" style:family="paragraph" style:parent-style-name="Heading_20_3">
      <style:paragraph-properties fo:margin-top="0.1945in" fo:margin-bottom="0.0555in" loext:contextual-spacing="false" fo:line-height="100%" fo:keep-with-next="auto"/>
    </style:style>
    <style:style style:name="T1" style:family="text">
      <style:text-properties fo:font-variant="normal" fo:text-transform="none" fo:font-size="23pt" fo:font-weight="bold" style:font-size-asian="23pt" style:font-weight-asian="bold" style:font-size-complex="23pt"/>
    </style:style>
    <style:style style:name="T2" style:family="text">
      <style:text-properties fo:font-size="17pt" fo:font-style="normal" fo:font-weight="bold" style:font-size-asian="17pt" style:font-style-asian="normal" style:font-weight-asian="bold" style:font-size-complex="17pt"/>
    </style:style>
    <style:style style:name="T3" style:family="text">
      <style:text-properties fo:font-size="13pt" fo:font-style="normal" fo:font-weight="bold" style:font-size-asian="13pt" style:font-style-asian="normal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iy7glroxg0qh"/><text:span text:style-name="T1">Technical Documentation - MercadoLibre Challenge</text:span></text:p>
      <text:p text:style-name="P32"><text:bookmark text:name="_nu5j7ek79wu3"/><text:span text:style-name="T2">1. Design Choices</text:span></text:p>
      <text:p text:style-name="P33"><text:bookmark text:name="_8fx5gsyslz1h"/><text:span text:style-name="T3">1.1 General Architecture</text:span></text:p>
      <text:p text:style-name="P1">The project adopts a clear separation between frontend and backend, using RESTful APIs for communication, ensuring scalability and maintainability.</text:p>
      <text:p text:style-name="P33"><text:bookmark text:name="_i94lgvjv34zm"/><text:span text:style-name="T3">1.2 Backend - Java with Spring Boot</text:span></text:p>
      <text:p text:style-name="P1"><text:span text:style-name="T4">Technologies:</text:span></text:p>
      <text:list xml:id="list4077503677" text:style-name="WWNum2">
        <text:list-item>
          <text:p text:style-name="P2">Java + Spring Boot: Robust and mature for REST API development.</text:p>
        </text:list-item>
        <text:list-item>
          <text:p text:style-name="P13">Spring Web: RESTful endpoints.</text:p>
        </text:list-item>
        <text:list-item>
          <text:p text:style-name="P13">Spring Boot Test: Integrated testing framework.</text:p>
        </text:list-item>
        <text:list-item>
          <text:p text:style-name="P13">JaCoCo: Code coverage tool (minimum 80%).</text:p>
        </text:list-item>
        <text:list-item>
          <text:p text:style-name="P20">Jackson: JSON serialization/deserialization.</text:p>
        </text:list-item>
      </text:list>
      <text:p text:style-name="P1"><text:span text:style-name="T4">Architectural Decisions:</text:span></text:p>
      <text:list xml:id="list3657862118" text:style-name="WWNum6">
        <text:list-item>
          <text:p text:style-name="P3">No Lombok to enhance code readability.</text:p>
        </text:list-item>
        <text:list-item>
          <text:p text:style-name="P14">JSON file-based persistence to simulate a database.</text:p>
        </text:list-item>
        <text:list-item>
          <text:p text:style-name="P14">Layered structure: Controllers, Services, Repositories, DTOs.</text:p>
        </text:list-item>
        <text:list-item>
          <text:p text:style-name="P21">Global exception handling and Bean Validation for data integrity.</text:p>
        </text:list-item>
      </text:list>
      <text:p text:style-name="P33"><text:bookmark text:name="_rpq2ghp3sfjp"/><text:span text:style-name="T3">1.3 Frontend - React with Next.js</text:span></text:p>
      <text:p text:style-name="P1"><text:span text:style-name="T4">Technologies:</text:span></text:p>
      <text:list xml:id="list3036481633" text:style-name="WWNum1">
        <text:list-item>
          <text:p text:style-name="P4">React + Next.js: For modern, high-performance web applications.</text:p>
        </text:list-item>
        <text:list-item>
          <text:p text:style-name="P15">CSS Modules/Styled Components: Component-based styling.</text:p>
        </text:list-item>
        <text:list-item>
          <text:p text:style-name="P15">Axios: API communication.</text:p>
        </text:list-item>
        <text:list-item>
          <text:p text:style-name="P22">React Testing Library: Component testing.</text:p>
        </text:list-item>
      </text:list>
      <text:p text:style-name="P1"><text:span text:style-name="T4">Design Decisions:</text:span></text:p>
      <text:list xml:id="list3965393996" text:style-name="WWNum7">
        <text:list-item>
          <text:p text:style-name="P5">Reusable components (e.g., ImageGallery, ProductInfo).</text:p>
        </text:list-item>
        <text:list-item>
          <text:p text:style-name="P16">Mobile-first design following MercadoLibre’s visual standards.</text:p>
        </text:list-item>
        <text:list-item>
          <text:p text:style-name="P16"><text:soft-page-break/>State management with React hooks (useState, useEffect).</text:p>
        </text:list-item>
        <text:list-item>
          <text:p text:style-name="P23">Organized folder structure (components, pages, styles).</text:p>
        </text:list-item>
      </text:list>
      <text:p text:style-name="P33"><text:bookmark text:name="_l4qekscmfa3p"/><text:span text:style-name="T3">1.4 Visual Design</text:span></text:p>
      <text:p text:style-name="P1">The interface replicates MercadoLibre’s design, including:</text:p>
      <text:list xml:id="list3699592392" text:style-name="WWNum10">
        <text:list-item>
          <text:p text:style-name="P6">Two-column layout (images on the left, information on the right).</text:p>
        </text:list-item>
        <text:list-item>
          <text:p text:style-name="P17">Navigable image gallery.</text:p>
        </text:list-item>
        <text:list-item>
          <text:p text:style-name="P17">Highlighted price section, seller info, payment methods, and product features.</text:p>
        </text:list-item>
        <text:list-item>
          <text:p text:style-name="P24">Responsive design for various screen sizes.</text:p>
        </text:list-item>
      </text:list>
      <text:p text:style-name="P32"><text:bookmark text:name="_plo8xsq9wo2y"/><text:span text:style-name="T2">2. Challenges and Solutions</text:span></text:p>
      <text:p text:style-name="P33"><text:bookmark text:name="_gvx506ga9p3d"/><text:span text:style-name="T3">2.1 Data Persistence</text:span></text:p>
      <text:p text:style-name="P1"><text:span text:style-name="T4">Challenge:</text:span> Implement persistence using JSON/CSV files without a database.<text:line-break/><text:span text:style-name="T4">Solution:</text:span></text:p>
      <text:list xml:id="list1777967397" text:style-name="WWNum3">
        <text:list-item>
          <text:p text:style-name="P7">Generic Repository interface with FileSystemRepository for JSON management.</text:p>
        </text:list-item>
        <text:list-item>
          <text:p text:style-name="P25">In-memory caching and concurrency handling.</text:p>
        </text:list-item>
      </text:list>
      <text:p text:style-name="P33"><text:bookmark text:name="_q7qebwigb8dk"/><text:span text:style-name="T3">2.2 Backend Test Coverage</text:span></text:p>
      <text:p text:style-name="P1"><text:span text:style-name="T4">Challenge:</text:span> Achieve at least 80% code coverage.<text:line-break/><text:span text:style-name="T4">Solution:</text:span></text:p>
      <text:list xml:id="list1036701108" text:style-name="WWNum9">
        <text:list-item>
          <text:p text:style-name="P8">Unit and integration tests for all layers.</text:p>
        </text:list-item>
        <text:list-item>
          <text:p text:style-name="P26">JaCoCo reports covering positive and negative scenarios.</text:p>
        </text:list-item>
      </text:list>
      <text:p text:style-name="P33"><text:bookmark text:name="_c1uwxd7ctn69"/><text:span text:style-name="T3">2.3 Frontend Testing</text:span></text:p>
      <text:p text:style-name="P1"><text:span text:style-name="T4">Challenge:</text:span> Limited experience with React testing.<text:line-break/><text:span text:style-name="T4">Solution:</text:span></text:p>
      <text:list xml:id="list2125785594" text:style-name="WWNum4">
        <text:list-item>
          <text:p text:style-name="P9">React Testing Library for rendering and user interaction tests.</text:p>
        </text:list-item>
        <text:list-item>
          <text:p text:style-name="P27">API call mocking with Jest.</text:p>
        </text:list-item>
      </text:list>
      <text:p text:style-name="P33"><text:bookmark text:name="_27xksktbbyox"/><text:span text:style-name="T3">2.4 Replicating MercadoLibre’s Design</text:span></text:p>
      <text:p text:style-name="P1"><text:span text:style-name="T4">Challenge:</text:span> Reproduce a complex visual interface.<text:line-break/><text:span text:style-name="T4">Solution:</text:span></text:p>
      <text:list xml:id="list836285902" text:style-name="WWNum8">
        <text:list-item>
          <text:p text:style-name="P10">Detailed analysis of visual elements.</text:p>
        </text:list-item>
        <text:list-item>
          <text:p text:style-name="P18">CSS Grid/Flexbox for responsive layouts.</text:p>
        </text:list-item>
        <text:list-item>
          <text:p text:style-name="P28">Fine-tuning colors, spacing, and typography.</text:p>
        </text:list-item>
      </text:list>
      <text:p text:style-name="P33"><text:bookmark text:name="_6i3leygezbam"/><text:soft-page-break/><text:span text:style-name="T3">2.5 Frontend-Backend Integration</text:span></text:p>
      <text:p text:style-name="P1"><text:span text:style-name="T4">Challenge:</text:span> Ensure efficient communication between layers.<text:line-break/><text:span text:style-name="T4">Solution:</text:span></text:p>
      <text:list xml:id="list2494257317" text:style-name="WWNum11">
        <text:list-item>
          <text:p text:style-name="P11">Proper CORS setup in the backend.</text:p>
        </text:list-item>
        <text:list-item>
          <text:p text:style-name="P19">HTTP interceptors and standardized API responses.</text:p>
        </text:list-item>
        <text:list-item>
          <text:p text:style-name="P29">Frontend handling of loading and error states.</text:p>
        </text:list-item>
      </text:list>
      <text:p text:style-name="P33"><text:bookmark text:name="_1ekjtcxvsizv"/><text:span text:style-name="T3">2.6 Documentation and Code Quality</text:span></text:p>
      <text:p text:style-name="P1"><text:span text:style-name="T4">Challenge:</text:span> Maintain well-documented and structured code.<text:line-break/><text:span text:style-name="T4">Solution:</text:span></text:p>
      <text:list xml:id="list952484717" text:style-name="WWNum5">
        <text:list-item>
          <text:p text:style-name="P12">JavaDoc in the backend, detailed README.</text:p>
        </text:list-item>
        <text:list-item>
          <text:p text:style-name="P30">Descriptive commits and consistent code formatting.</text:p>
        </text:list-item>
      </text:list>
      <text:p text:style-name="P1">Note: I created the run.MD files with execution details and also uploaded them to Vercel consuming the backend on Heroku, which can be accessed via the URL: <text:a xlink:type="simple" xlink:href="https://meli-prototype-git-main-wagner-oliveira-da-costas-projects.vercel.app" text:style-name="ListLabel_20_100" text:visited-style-name="ListLabel_20_100"><text:span text:style-name="T5">Frontend Application</text:span></text:a> I left other details in the main README.md.</text:p>
      <text:p text:style-name="P32"><text:bookmark text:name="_be0ev7y34gu1"/><text:span text:style-name="T2">Conclusion</text:span></text:p>
      <text:p text:style-name="P1">The project meets all functional and non-functional requirements, prioritizing quality, testability, and fidelity to MercadoLibre’s design. The combination of Java/Spring Boot (backend) and React/Next.js (frontend) delivered a robust application with 80% test coverage, proper error handling, and comprehensive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none" fo:country="none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center" style:justify-single-word="false" fo:text-indent="0in" style:auto-text-indent="false" fo:break-before="auto" fo:break-after="auto" fo:keep-with-next="always"/>
      <style:text-properties fo:font-variant="small-caps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835in" fo:margin-bottom="0.0417in" loext:contextual-spacing="false" fo:line-height="100%" fo:text-indent="0in" style:auto-text-indent="false" fo:break-before="auto" fo:break-after="auto" fo:keep-with-next="always"/>
      <style:text-properties fo:font-style="italic" style:font-style-asian="italic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 fo:break-before="auto" fo:break-after="auto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8in" fo:margin-right="0in" fo:margin-top="0.1665in" fo:margin-bottom="0.0417in" loext:contextual-spacing="false" fo:line-height="100%" fo:text-indent="-0.5in" style:auto-text-indent="false" fo:break-before="auto" fo:break-after="auto" fo:keep-with-next="always"/>
      <style:text-properties fo:font-size="9pt" fo:font-style="italic" style:font-size-asian="9pt" style:font-style-asian="italic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3in" fo:margin-right="0in" fo:margin-top="0.1665in" fo:margin-bottom="0.0417in" loext:contextual-spacing="false" fo:line-height="100%" fo:text-indent="-0.5in" style:auto-text-indent="false" fo:break-before="auto" fo:break-after="auto"/>
      <style:text-properties fo:font-size="9pt" style:font-size-asian="9pt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1.8in" fo:margin-right="0in" fo:margin-top="0.1665in" fo:margin-bottom="0.0417in" loext:contextual-spacing="false" fo:line-height="100%" fo:text-indent="-0.5in" style:auto-text-indent="false" fo:break-before="auto" fo:break-after="auto"/>
      <style:text-properties fo:font-size="8pt" fo:font-style="italic" style:font-size-asian="8pt" style:font-style-asian="italic" style:font-size-complex="8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 fo:break-before="auto" fo:break-after="auto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3" meta:word-count="461" meta:character-count="3328" meta:non-whitespace-character-count="2965"/>
    <meta:generator>LibreOfficeDev/6.0.5.2$Linux_X86_64 LibreOffice_project/</meta:generator>
  </office:meta>
</office:document-meta>
</file>